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JD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1err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2err</text:p>
          </table:table-cell>
          <table:table-cell/>
          <table:table-cell table:style-name="ce1" office:value-type="string" calcext:value-type="string" table:number-columns-spanned="4" table:number-rows-spanned="1">
            <text:p>w1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float" office:value="55223.1722612" calcext:value-type="float">
            <text:p>55223.1722612</text:p>
          </table:table-cell>
          <table:table-cell office:value-type="float" office:value="14.327" calcext:value-type="float">
            <text:p>14.327</text:p>
          </table:table-cell>
          <table:table-cell office:value-type="float" office:value="0.062" calcext:value-type="float">
            <text:p>0.062</text:p>
          </table:table-cell>
          <table:table-cell office:value-type="float" office:value="14.138" calcext:value-type="float">
            <text:p>14.138</text:p>
          </table:table-cell>
          <table:table-cell office:value-type="float" office:value="0.172" calcext:value-type="float">
            <text:p>0.172</text:p>
          </table:table-cell>
          <table:table-cell/>
          <table:table-cell table:style-name="ce2" office:value-type="string" calcext:value-type="string">
            <text:p>JD</text:p>
          </table:table-cell>
          <table:table-cell table:style-name="ce2" office:value-type="float" office:value="55200" calcext:value-type="float">
            <text:p>55200</text:p>
          </table:table-cell>
          <table:table-cell table:style-name="ce2" office:value-type="float" office:value="55400" calcext:value-type="float">
            <text:p>55400</text:p>
          </table:table-cell>
          <table:table-cell table:style-name="ce2" office:value-type="float" office:value="55500" calcext:value-type="float">
            <text:p>55500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55223.3045654" calcext:value-type="float">
            <text:p>55223.3045654</text:p>
          </table:table-cell>
          <table:table-cell office:value-type="float" office:value="14.447" calcext:value-type="float">
            <text:p>14.447</text:p>
          </table:table-cell>
          <table:table-cell office:value-type="float" office:value="0.075" calcext:value-type="float">
            <text:p>0.075</text:p>
          </table:table-cell>
          <table:table-cell office:value-type="float" office:value="14.21" calcext:value-type="float">
            <text:p>14.21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14.327" calcext:value-type="float">
            <text:p>14.327</text:p>
          </table:table-cell>
          <table:table-cell office:value-type="float" office:value="14.399" calcext:value-type="float">
            <text:p>14.399</text:p>
          </table:table-cell>
          <table:table-cell office:value-type="float" office:value="14.517" calcext:value-type="float">
            <text:p>14.517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55223.4369971" calcext:value-type="float">
            <text:p>55223.4369971</text:p>
          </table:table-cell>
          <table:table-cell office:value-type="float" office:value="14.499" calcext:value-type="float">
            <text:p>14.499</text:p>
          </table:table-cell>
          <table:table-cell office:value-type="float" office:value="0.078" calcext:value-type="float">
            <text:p>0.078</text:p>
          </table:table-cell>
          <table:table-cell office:value-type="float" office:value="14.61" calcext:value-type="float">
            <text:p>14.61</text:p>
          </table:table-cell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14.447" calcext:value-type="float">
            <text:p>14.447</text:p>
          </table:table-cell>
          <table:table-cell office:value-type="float" office:value="14.269" calcext:value-type="float">
            <text:p>14.269</text:p>
          </table:table-cell>
          <table:table-cell office:value-type="float" office:value="14.464" calcext:value-type="float">
            <text:p>14.464</text:p>
          </table:table-cell>
          <table:table-cell table:number-columns-repeated="9"/>
        </table:table-row>
        <table:table-row table:style-name="ro1">
          <table:table-cell office:value-type="float" office:value="55223.5030856" calcext:value-type="float">
            <text:p>55223.5030856</text:p>
          </table:table-cell>
          <table:table-cell office:value-type="float" office:value="14.305" calcext:value-type="float">
            <text:p>14.305</text:p>
          </table:table-cell>
          <table:table-cell office:value-type="float" office:value="0.067" calcext:value-type="float">
            <text:p>0.067</text:p>
          </table:table-cell>
          <table:table-cell office:value-type="float" office:value="14.348" calcext:value-type="float">
            <text:p>14.348</text:p>
          </table:table-cell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14.499" calcext:value-type="float">
            <text:p>14.499</text:p>
          </table:table-cell>
          <table:table-cell office:value-type="float" office:value="14.399" calcext:value-type="float">
            <text:p>14.399</text:p>
          </table:table-cell>
          <table:table-cell office:value-type="float" office:value="14.419" calcext:value-type="float">
            <text:p>14.419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55223.5693014" calcext:value-type="float">
            <text:p>55223.5693014</text:p>
          </table:table-cell>
          <table:table-cell office:value-type="float" office:value="14.482" calcext:value-type="float">
            <text:p>14.482</text:p>
          </table:table-cell>
          <table:table-cell office:value-type="float" office:value="0.073" calcext:value-type="float">
            <text:p>0.073</text:p>
          </table:table-cell>
          <table:table-cell office:value-type="float" office:value="13.993" calcext:value-type="float">
            <text:p>13.993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office:value-type="float" office:value="14.305" calcext:value-type="float">
            <text:p>14.305</text:p>
          </table:table-cell>
          <table:table-cell office:value-type="float" office:value="14.501" calcext:value-type="float">
            <text:p>14.501</text:p>
          </table:table-cell>
          <table:table-cell office:value-type="float" office:value="14.519" calcext:value-type="float">
            <text:p>14.519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UNT([$Sheet1.$H$3:.$H$15])" office:value-type="float" office:value="8" calcext:value-type="float">
            <text:p>8</text:p>
          </table:table-cell>
          <table:table-cell table:formula="of:=SUM([$Sheet1.$H$3:.$H$15])" office:value-type="float" office:value="115.42" calcext:value-type="float">
            <text:p>115.42</text:p>
          </table:table-cell>
          <table:table-cell table:formula="of:=AVERAGE([$Sheet1.$H$3:.$H$15])" office:value-type="float" office:value="14.4275" calcext:value-type="float">
            <text:p>14.4275</text:p>
          </table:table-cell>
          <table:table-cell table:formula="of:=VAR([$Sheet1.$H$3:.$H$15])" office:value-type="float" office:value="0.0067942857142857" calcext:value-type="float">
            <text:p>0.0067942857</text:p>
          </table:table-cell>
          <table:table-cell table:number-columns-repeated="2"/>
        </table:table-row>
        <table:table-row table:style-name="ro1">
          <table:table-cell office:value-type="float" office:value="55223.6353898" calcext:value-type="float">
            <text:p>55223.6353898</text:p>
          </table:table-cell>
          <table:table-cell office:value-type="float" office:value="14.429" calcext:value-type="float">
            <text:p>14.429</text:p>
          </table:table-cell>
          <table:table-cell office:value-type="float" office:value="0.074" calcext:value-type="float">
            <text:p>0.074</text:p>
          </table:table-cell>
          <table:table-cell office:value-type="float" office:value="14.12" calcext:value-type="float">
            <text:p>14.12</text:p>
          </table:table-cell>
          <table:table-cell office:value-type="float" office:value="0.154" calcext:value-type="float">
            <text:p>0.154</text:p>
          </table:table-cell>
          <table:table-cell table:number-columns-repeated="2"/>
          <table:table-cell office:value-type="float" office:value="14.482" calcext:value-type="float">
            <text:p>14.482</text:p>
          </table:table-cell>
          <table:table-cell office:value-type="float" office:value="14.415" calcext:value-type="float">
            <text:p>14.415</text:p>
          </table:table-cell>
          <table:table-cell office:value-type="float" office:value="14.362" calcext:value-type="float">
            <text:p>14.362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UNT([$Sheet1.$I$3:.$I$15])" office:value-type="float" office:value="13" calcext:value-type="float">
            <text:p>13</text:p>
          </table:table-cell>
          <table:table-cell table:formula="of:=SUM([$Sheet1.$I$3:.$I$15])" office:value-type="float" office:value="187.721" calcext:value-type="float">
            <text:p>187.721</text:p>
          </table:table-cell>
          <table:table-cell table:formula="of:=AVERAGE([$Sheet1.$I$3:.$I$15])" office:value-type="float" office:value="14.4400769230769" calcext:value-type="float">
            <text:p>14.4400769231</text:p>
          </table:table-cell>
          <table:table-cell table:formula="of:=VAR([$Sheet1.$I$3:.$I$15])" office:value-type="float" office:value="0.0126012435897436" calcext:value-type="float">
            <text:p>0.0126012436</text:p>
          </table:table-cell>
          <table:table-cell table:number-columns-repeated="2"/>
        </table:table-row>
        <table:table-row table:style-name="ro1">
          <table:table-cell office:value-type="float" office:value="55223.7678215" calcext:value-type="float">
            <text:p>55223.7678215</text:p>
          </table:table-cell>
          <table:table-cell office:value-type="float" office:value="14.391" calcext:value-type="float">
            <text:p>14.391</text:p>
          </table:table-cell>
          <table:table-cell office:value-type="float" office:value="0.068" calcext:value-type="float">
            <text:p>0.068</text:p>
          </table:table-cell>
          <table:table-cell office:value-type="float" office:value="14.085" calcext:value-type="float">
            <text:p>14.085</text:p>
          </table:table-cell>
          <table:table-cell office:value-type="float" office:value="0.179" calcext:value-type="float">
            <text:p>0.179</text:p>
          </table:table-cell>
          <table:table-cell table:number-columns-repeated="2"/>
          <table:table-cell office:value-type="float" office:value="14.429" calcext:value-type="float">
            <text:p>14.429</text:p>
          </table:table-cell>
          <table:table-cell office:value-type="float" office:value="14.397" calcext:value-type="float">
            <text:p>14.397</text:p>
          </table:table-cell>
          <table:table-cell office:value-type="float" office:value="14.512" calcext:value-type="float">
            <text:p>14.512</text:p>
          </table:table-cell>
          <table:table-cell table:number-columns-repeated="2"/>
          <table:table-cell office:value-type="string" calcext:value-type="string">
            <text:p>Column 3</text:p>
          </table:table-cell>
          <table:table-cell table:formula="of:=COUNT([$Sheet1.$J$3:.$J$15])" office:value-type="float" office:value="11" calcext:value-type="float">
            <text:p>11</text:p>
          </table:table-cell>
          <table:table-cell table:formula="of:=SUM([$Sheet1.$J$3:.$J$15])" office:value-type="float" office:value="159.187" calcext:value-type="float">
            <text:p>159.187</text:p>
          </table:table-cell>
          <table:table-cell table:formula="of:=AVERAGE([$Sheet1.$J$3:.$J$15])" office:value-type="float" office:value="14.4715454545455" calcext:value-type="float">
            <text:p>14.4715454545</text:p>
          </table:table-cell>
          <table:table-cell table:formula="of:=VAR([$Sheet1.$J$3:.$J$15])" office:value-type="float" office:value="0.0045902727272727" calcext:value-type="float">
            <text:p>0.0045902727</text:p>
          </table:table-cell>
          <table:table-cell table:number-columns-repeated="2"/>
        </table:table-row>
        <table:table-row table:style-name="ro1">
          <table:table-cell office:value-type="float" office:value="55223.9001258" calcext:value-type="float">
            <text:p>55223.9001258</text:p>
          </table:table-cell>
          <table:table-cell office:value-type="float" office:value="14.54" calcext:value-type="float">
            <text:p>14.54</text:p>
          </table:table-cell>
          <table:table-cell office:value-type="float" office:value="0.087" calcext:value-type="float">
            <text:p>0.087</text:p>
          </table:table-cell>
          <table:table-cell office:value-type="float" office:value="13.793" calcext:value-type="float">
            <text:p>13.793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14.439" calcext:value-type="float">
            <text:p>14.439</text:p>
          </table:table-cell>
          <table:table-cell office:value-type="float" office:value="14.425" calcext:value-type="float">
            <text:p>14.425</text:p>
          </table:table-cell>
          <table:table-cell table:number-columns-repeated="9"/>
        </table:table-row>
        <table:table-row table:style-name="ro1">
          <table:table-cell office:value-type="float" office:value="55412.6041675" calcext:value-type="float">
            <text:p>55412.6041675</text:p>
          </table:table-cell>
          <table:table-cell office:value-type="float" office:value="14.399" calcext:value-type="float">
            <text:p>14.399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/>
          <table:table-cell office:value-type="float" office:value="14.54" calcext:value-type="float">
            <text:p>14.54</text:p>
          </table:table-cell>
          <table:table-cell office:value-type="float" office:value="14.608" calcext:value-type="float">
            <text:p>14.608</text:p>
          </table:table-cell>
          <table:table-cell office:value-type="float" office:value="14.412" calcext:value-type="float">
            <text:p>14.412</text:p>
          </table:table-cell>
          <table:table-cell table:number-columns-repeated="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55412.7364713" calcext:value-type="float">
            <text:p>55412.7364713</text:p>
          </table:table-cell>
          <table:table-cell office:value-type="float" office:value="14.269" calcext:value-type="float">
            <text:p>14.269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  <table:table-cell office:value-type="float" office:value="14.369" calcext:value-type="float">
            <text:p>14.369</text:p>
          </table:table-cell>
          <table:table-cell office:value-type="float" office:value="14.49" calcext:value-type="float">
            <text:p>14.49</text:p>
          </table:table-cell>
          <table:table-cell table:number-columns-repeated="2"/>
          <table:table-cell office:value-type="string" calcext:value-type="string">
            <text:p>Between Groups</text:p>
          </table:table-cell>
          <table:table-cell table:formula="of:=SUMPRODUCT([$Sheet1.$O$6:.$O$8];[$Sheet1.$P$6:.$P$8])-SUM([$Sheet1.$O$6:.$O$8])^2/SUM([$Sheet1.$N$6:.$N$8])" office:value-type="float" office:value="0.0102743496518087" calcext:value-type="float">
            <text:p>0.0102743497</text:p>
          </table:table-cell>
          <table:table-cell table:formula="of:=COUNT([$Sheet1.$O$6:.$O$8])-1" office:value-type="float" office:value="2" calcext:value-type="float">
            <text:p>2</text:p>
          </table:table-cell>
          <table:table-cell table:formula="of:=[$Sheet1.$N$11] / [$Sheet1.$O$11]" office:value-type="float" office:value="0.00513717482590437" calcext:value-type="float">
            <text:p>0.0051371748</text:p>
          </table:table-cell>
          <table:table-cell table:formula="of:=[$Sheet1.$P$11] / [$Sheet1.$P$12]" office:value-type="float" office:value="0.60887485938472" calcext:value-type="float">
            <text:p>0.6088748594</text:p>
          </table:table-cell>
          <table:table-cell table:formula="of:=LEGACY.FDIST([$Sheet1.$Q$11]; [$Sheet1.$O$11]; [$Sheet1.$O$12])" office:value-type="float" office:value="0.55076994415027" calcext:value-type="float">
            <text:p>0.5507699442</text:p>
          </table:table-cell>
          <table:table-cell table:formula="of:=LEGACY.FINV([$Sheet1.$N$3]; [$Sheet1.$O$11]; [$Sheet1.$O$12])" office:value-type="float" office:value="3.32765449857206" calcext:value-type="float">
            <text:p>3.3276544986</text:p>
          </table:table-cell>
        </table:table-row>
        <table:table-row table:style-name="ro1">
          <table:table-cell office:value-type="float" office:value="55412.8687752" calcext:value-type="float">
            <text:p>55412.8687752</text:p>
          </table:table-cell>
          <table:table-cell office:value-type="float" office:value="14.399" calcext:value-type="float">
            <text:p>14.399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  <table:table-cell office:value-type="float" office:value="14.583" calcext:value-type="float">
            <text:p>14.583</text:p>
          </table:table-cell>
          <table:table-cell office:value-type="float" office:value="14.458" calcext:value-type="float">
            <text:p>14.458</text:p>
          </table:table-cell>
          <table:table-cell table:number-columns-repeated="2"/>
          <table:table-cell office:value-type="string" calcext:value-type="string">
            <text:p>Within Groups</text:p>
          </table:table-cell>
          <table:table-cell table:formula="of:=SUM(DEVSQ([.$H$3:.$H$15]);DEVSQ([.$I$3:.$I$15]);DEVSQ([.$J$3:.$J$15]))" office:value-type="float" office:value="0.24467765034965" calcext:value-type="float">
            <text:p>0.2446776503</text:p>
          </table:table-cell>
          <table:table-cell table:formula="of:=SUM([$Sheet1.$N$6:.$N$8])-COUNT([$Sheet1.$N$6:.$N$8])" office:value-type="float" office:value="29" calcext:value-type="float">
            <text:p>29</text:p>
          </table:table-cell>
          <table:table-cell table:formula="of:=[$Sheet1.$N$12] / [$Sheet1.$O$12]" office:value-type="float" office:value="0.00843716035688448" calcext:value-type="float">
            <text:p>0.0084371604</text:p>
          </table:table-cell>
          <table:table-cell table:number-columns-repeated="3"/>
        </table:table-row>
        <table:table-row table:style-name="ro1">
          <table:table-cell office:value-type="float" office:value="55413.0010791" calcext:value-type="float">
            <text:p>55413.0010791</text:p>
          </table:table-cell>
          <table:table-cell office:value-type="float" office:value="14.501" calcext:value-type="float">
            <text:p>14.501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  <table:table-cell office:value-type="float" office:value="14.431" calcext:value-type="float">
            <text:p>14.431</text:p>
          </table:table-cell>
          <table:table-cell office:value-type="float" office:value="14.609" calcext:value-type="float">
            <text:p>14.609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DEVSQ([$Sheet1.$H$3:.$H$15],[$Sheet1.$I$3:.$I$15],[$Sheet1.$J$3:.$J$15])" office:value-type="string" office:string-value="" calcext:value-type="error">
            <text:p>Err:508</text:p>
          </table:table-cell>
          <table:table-cell table:formula="of:=SUM([$Sheet1.$N$6:.$N$8]) - 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55413.0672946" calcext:value-type="float">
            <text:p>55413.0672946</text:p>
          </table:table-cell>
          <table:table-cell office:value-type="float" office:value="14.415" calcext:value-type="float">
            <text:p>14.415</text:p>
          </table:table-cell>
          <table:table-cell office:value-type="float" office:value="0.068" calcext:value-type="float">
            <text:p>0.068</text:p>
          </table:table-cell>
          <table:table-cell office:value-type="float" office:value="14.033" calcext:value-type="float">
            <text:p>14.033</text:p>
          </table:table-cell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14.626" calcext:value-type="float">
            <text:p>14.626</text:p>
          </table:table-cell>
          <table:table-cell table:number-columns-repeated="10"/>
        </table:table-row>
        <table:table-row table:style-name="ro1">
          <table:table-cell office:value-type="float" office:value="55413.1333828" calcext:value-type="float">
            <text:p>55413.1333828</text:p>
          </table:table-cell>
          <table:table-cell office:value-type="float" office:value="14.397" calcext:value-type="float">
            <text:p>14.397</text:p>
          </table:table-cell>
          <table:table-cell office:value-type="float" office:value="0.077" calcext:value-type="float">
            <text:p>0.077</text:p>
          </table:table-cell>
          <table:table-cell office:value-type="float" office:value="13.906" calcext:value-type="float">
            <text:p>13.906</text:p>
          </table:table-cell>
          <table:table-cell office:value-type="float" office:value="0.138" calcext:value-type="float">
            <text:p>0.138</text:p>
          </table:table-cell>
          <table:table-cell table:number-columns-repeated="3"/>
          <table:table-cell office:value-type="float" office:value="14.285" calcext:value-type="float">
            <text:p>14.285</text:p>
          </table:table-cell>
          <table:table-cell table:number-columns-repeated="10"/>
        </table:table-row>
        <table:table-row table:style-name="ro1">
          <table:table-cell office:value-type="float" office:value="55413.1995984" calcext:value-type="float">
            <text:p>55413.1995984</text:p>
          </table:table-cell>
          <table:table-cell office:value-type="float" office:value="14.439" calcext:value-type="float">
            <text:p>14.439</text:p>
          </table:table-cell>
          <table:table-cell office:value-type="float" office:value="0.075" calcext:value-type="float">
            <text:p>0.075</text:p>
          </table:table-cell>
          <table:table-cell office:value-type="float" office:value="14.029" calcext:value-type="float">
            <text:p>14.029</text:p>
          </table:table-cell>
          <table:table-cell office:value-type="float" office:value="0.14" calcext:value-type="float">
            <text:p>0.14</text:p>
          </table:table-cell>
          <table:table-cell table:number-columns-repeated="14"/>
        </table:table-row>
        <table:table-row table:style-name="ro1">
          <table:table-cell office:value-type="float" office:value="55413.2656866" calcext:value-type="float">
            <text:p>55413.2656866</text:p>
          </table:table-cell>
          <table:table-cell office:value-type="float" office:value="14.608" calcext:value-type="float">
            <text:p>14.608</text:p>
          </table:table-cell>
          <table:table-cell office:value-type="float" office:value="0.083" calcext:value-type="float">
            <text:p>0.083</text:p>
          </table:table-cell>
          <table:table-cell office:value-type="float" office:value="14.107" calcext:value-type="float">
            <text:p>14.107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w2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55413.3319022" calcext:value-type="float">
            <text:p>55413.3319022</text:p>
          </table:table-cell>
          <table:table-cell office:value-type="float" office:value="14.369" calcext:value-type="float">
            <text:p>14.369</text:p>
          </table:table-cell>
          <table:table-cell office:value-type="float" office:value="0.066" calcext:value-type="float">
            <text:p>0.066</text:p>
          </table:table-cell>
          <table:table-cell office:value-type="float" office:value="14.068" calcext:value-type="float">
            <text:p>14.068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14.138" calcext:value-type="float">
            <text:p>14.138</text:p>
          </table:table-cell>
          <table:table-cell office:value-type="float" office:value="14.033" calcext:value-type="float">
            <text:p>14.033</text:p>
          </table:table-cell>
          <table:table-cell office:value-type="float" office:value="14.496" calcext:value-type="float">
            <text:p>14.496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55413.4640787" calcext:value-type="float">
            <text:p>55413.4640787</text:p>
          </table:table-cell>
          <table:table-cell office:value-type="float" office:value="14.583" calcext:value-type="float">
            <text:p>14.583</text:p>
          </table:table-cell>
          <table:table-cell office:value-type="float" office:value="0.083" calcext:value-type="float">
            <text:p>0.083</text:p>
          </table:table-cell>
          <table:table-cell office:value-type="float" office:value="14.151" calcext:value-type="float">
            <text:p>14.151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office:value-type="float" office:value="14.21" calcext:value-type="float">
            <text:p>14.21</text:p>
          </table:table-cell>
          <table:table-cell office:value-type="float" office:value="13.906" calcext:value-type="float">
            <text:p>13.906</text:p>
          </table:table-cell>
          <table:table-cell office:value-type="float" office:value="13.955" calcext:value-type="float">
            <text:p>13.955</text:p>
          </table:table-cell>
          <table:table-cell table:number-columns-repeated="9"/>
        </table:table-row>
        <table:table-row table:style-name="ro1">
          <table:table-cell office:value-type="float" office:value="55413.464206" calcext:value-type="float">
            <text:p>55413.464206</text:p>
          </table:table-cell>
          <table:table-cell office:value-type="float" office:value="14.431" calcext:value-type="float">
            <text:p>14.431</text:p>
          </table:table-cell>
          <table:table-cell office:value-type="float" office:value="0.069" calcext:value-type="float">
            <text:p>0.069</text:p>
          </table:table-cell>
          <table:table-cell office:value-type="float" office:value="14.117" calcext:value-type="float">
            <text:p>14.117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float" office:value="14.61" calcext:value-type="float">
            <text:p>14.61</text:p>
          </table:table-cell>
          <table:table-cell office:value-type="float" office:value="14.029" calcext:value-type="float">
            <text:p>14.029</text:p>
          </table:table-cell>
          <table:table-cell office:value-type="float" office:value="14.196" calcext:value-type="float">
            <text:p>14.196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55413.596386" calcext:value-type="float">
            <text:p>55413.596386</text:p>
          </table:table-cell>
          <table:table-cell office:value-type="float" office:value="14.626" calcext:value-type="float">
            <text:p>14.626</text:p>
          </table:table-cell>
          <table:table-cell office:value-type="float" office:value="0.087" calcext:value-type="float">
            <text:p>0.087</text:p>
          </table:table-cell>
          <table:table-cell office:value-type="float" office:value="14.154" calcext:value-type="float">
            <text:p>14.154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14.348" calcext:value-type="float">
            <text:p>14.348</text:p>
          </table:table-cell>
          <table:table-cell office:value-type="float" office:value="14.107" calcext:value-type="float">
            <text:p>14.107</text:p>
          </table:table-cell>
          <table:table-cell office:value-type="float" office:value="14.161" calcext:value-type="float">
            <text:p>14.161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UNT([$Sheet1.$H$18:.$H$28])" office:value-type="float" office:value="8" calcext:value-type="float">
            <text:p>8</text:p>
          </table:table-cell>
          <table:table-cell table:formula="of:=SUM([$Sheet1.$H$18:.$H$28])" office:value-type="float" office:value="113.297" calcext:value-type="float">
            <text:p>113.297</text:p>
          </table:table-cell>
          <table:table-cell table:formula="of:=AVERAGE([$Sheet1.$H$18:.$H$28])" office:value-type="float" office:value="14.162125" calcext:value-type="float">
            <text:p>14.162125</text:p>
          </table:table-cell>
          <table:table-cell table:formula="of:=VAR([$Sheet1.$H$18:.$H$28])" office:value-type="float" office:value="0.0586564107142857" calcext:value-type="float">
            <text:p>0.0586564107</text:p>
          </table:table-cell>
          <table:table-cell table:number-columns-repeated="2"/>
        </table:table-row>
        <table:table-row table:style-name="ro1">
          <table:table-cell office:value-type="float" office:value="55413.7286898" calcext:value-type="float">
            <text:p>55413.7286898</text:p>
          </table:table-cell>
          <table:table-cell office:value-type="float" office:value="14.285" calcext:value-type="float">
            <text:p>14.285</text:p>
          </table:table-cell>
          <table:table-cell office:value-type="float" office:value="0.064" calcext:value-type="float">
            <text:p>0.064</text:p>
          </table:table-cell>
          <table:table-cell office:value-type="float" office:value="13.887" calcext:value-type="float">
            <text:p>13.887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  <table:table-cell office:value-type="float" office:value="13.993" calcext:value-type="float">
            <text:p>13.993</text:p>
          </table:table-cell>
          <table:table-cell office:value-type="float" office:value="14.068" calcext:value-type="float">
            <text:p>14.068</text:p>
          </table:table-cell>
          <table:table-cell office:value-type="float" office:value="14.155" calcext:value-type="float">
            <text:p>14.155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UNT([$Sheet1.$I$18:.$I$28])" office:value-type="float" office:value="9" calcext:value-type="float">
            <text:p>9</text:p>
          </table:table-cell>
          <table:table-cell table:formula="of:=SUM([$Sheet1.$I$18:.$I$28])" office:value-type="float" office:value="126.452" calcext:value-type="float">
            <text:p>126.452</text:p>
          </table:table-cell>
          <table:table-cell table:formula="of:=AVERAGE([$Sheet1.$I$18:.$I$28])" office:value-type="float" office:value="14.0502222222222" calcext:value-type="float">
            <text:p>14.0502222222</text:p>
          </table:table-cell>
          <table:table-cell table:formula="of:=VAR([$Sheet1.$I$18:.$I$28])" office:value-type="float" office:value="0.0096391944444444" calcext:value-type="float">
            <text:p>0.0096391944</text:p>
          </table:table-cell>
          <table:table-cell table:number-columns-repeated="2"/>
        </table:table-row>
        <table:table-row table:style-name="ro1">
          <table:table-cell office:value-type="float" office:value="55587.3712544" calcext:value-type="float">
            <text:p>55587.3712544</text:p>
          </table:table-cell>
          <table:table-cell office:value-type="float" office:value="14.517" calcext:value-type="float">
            <text:p>14.517</text:p>
          </table:table-cell>
          <table:table-cell office:value-type="float" office:value="0.076" calcext:value-type="float">
            <text:p>0.076</text:p>
          </table:table-cell>
          <table:table-cell office:value-type="float" office:value="14.496" calcext:value-type="float">
            <text:p>14.496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14.12" calcext:value-type="float">
            <text:p>14.12</text:p>
          </table:table-cell>
          <table:table-cell office:value-type="float" office:value="14.151" calcext:value-type="float">
            <text:p>14.151</text:p>
          </table:table-cell>
          <table:table-cell office:value-type="float" office:value="14.189" calcext:value-type="float">
            <text:p>14.189</text:p>
          </table:table-cell>
          <table:table-cell table:number-columns-repeated="2"/>
          <table:table-cell office:value-type="string" calcext:value-type="string">
            <text:p>Column 3</text:p>
          </table:table-cell>
          <table:table-cell table:formula="of:=COUNT([$Sheet1.$J$18:.$J$28])" office:value-type="float" office:value="11" calcext:value-type="float">
            <text:p>11</text:p>
          </table:table-cell>
          <table:table-cell table:formula="of:=SUM([$Sheet1.$J$18:.$J$28])" office:value-type="float" office:value="156.352" calcext:value-type="float">
            <text:p>156.352</text:p>
          </table:table-cell>
          <table:table-cell table:formula="of:=AVERAGE([$Sheet1.$J$18:.$J$28])" office:value-type="float" office:value="14.2138181818182" calcext:value-type="float">
            <text:p>14.2138181818</text:p>
          </table:table-cell>
          <table:table-cell table:formula="of:=VAR([$Sheet1.$J$18:.$J$28])" office:value-type="float" office:value="0.0550533636363637" calcext:value-type="float">
            <text:p>0.0550533636</text:p>
          </table:table-cell>
          <table:table-cell table:number-columns-repeated="2"/>
        </table:table-row>
        <table:table-row table:style-name="ro1">
          <table:table-cell office:value-type="float" office:value="55587.5035586" calcext:value-type="float">
            <text:p>55587.5035586</text:p>
          </table:table-cell>
          <table:table-cell office:value-type="float" office:value="14.464" calcext:value-type="float">
            <text:p>14.464</text:p>
          </table:table-cell>
          <table:table-cell office:value-type="float" office:value="0.076" calcext:value-type="float">
            <text:p>0.076</text:p>
          </table:table-cell>
          <table:table-cell office:value-type="float" office:value="13.955" calcext:value-type="float">
            <text:p>13.955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  <table:table-cell office:value-type="float" office:value="14.085" calcext:value-type="float">
            <text:p>14.085</text:p>
          </table:table-cell>
          <table:table-cell office:value-type="float" office:value="14.117" calcext:value-type="float">
            <text:p>14.117</text:p>
          </table:table-cell>
          <table:table-cell office:value-type="float" office:value="14.101" calcext:value-type="float">
            <text:p>14.101</text:p>
          </table:table-cell>
          <table:table-cell table:number-columns-repeated="9"/>
        </table:table-row>
        <table:table-row table:style-name="ro1">
          <table:table-cell office:value-type="float" office:value="55587.6357356" calcext:value-type="float">
            <text:p>55587.6357356</text:p>
          </table:table-cell>
          <table:table-cell office:value-type="float" office:value="14.419" calcext:value-type="float">
            <text:p>14.419</text:p>
          </table:table-cell>
          <table:table-cell office:value-type="float" office:value="0.067" calcext:value-type="float">
            <text:p>0.067</text:p>
          </table:table-cell>
          <table:table-cell office:value-type="float" office:value="14.196" calcext:value-type="float">
            <text:p>14.196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13.793" calcext:value-type="float">
            <text:p>13.793</text:p>
          </table:table-cell>
          <table:table-cell office:value-type="float" office:value="14.154" calcext:value-type="float">
            <text:p>14.154</text:p>
          </table:table-cell>
          <table:table-cell office:value-type="float" office:value="14.228" calcext:value-type="float">
            <text:p>14.228</text:p>
          </table:table-cell>
          <table:table-cell table:number-columns-repeated="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55587.7680399" calcext:value-type="float">
            <text:p>55587.7680399</text:p>
          </table:table-cell>
          <table:table-cell office:value-type="float" office:value="14.519" calcext:value-type="float">
            <text:p>14.519</text:p>
          </table:table-cell>
          <table:table-cell office:value-type="float" office:value="0.078" calcext:value-type="float">
            <text:p>0.078</text:p>
          </table:table-cell>
          <table:table-cell office:value-type="float" office:value="14.161" calcext:value-type="float">
            <text:p>14.161</text:p>
          </table:table-cell>
          <table:table-cell office:value-type="float" office:value="0.187" calcext:value-type="float">
            <text:p>0.187</text:p>
          </table:table-cell>
          <table:table-cell table:number-columns-repeated="3"/>
          <table:table-cell office:value-type="float" office:value="13.887" calcext:value-type="float">
            <text:p>13.887</text:p>
          </table:table-cell>
          <table:table-cell office:value-type="float" office:value="14.145" calcext:value-type="float">
            <text:p>14.145</text:p>
          </table:table-cell>
          <table:table-cell table:number-columns-repeated="2"/>
          <table:table-cell office:value-type="string" calcext:value-type="string">
            <text:p>Between Groups</text:p>
          </table:table-cell>
          <table:table-cell table:formula="of:=SUMPRODUCT([$Sheet1.$O$21:.$O$23];[$Sheet1.$P$21:.$P$23])-SUM([$Sheet1.$O$21:.$O$23])^2/SUM([$Sheet1.$N$21:.$N$23])" office:value-type="float" office:value="0.135226897367829" calcext:value-type="float">
            <text:p>0.1352268974</text:p>
          </table:table-cell>
          <table:table-cell table:formula="of:=COUNT([$Sheet1.$O$21:.$O$23])-1" office:value-type="float" office:value="2" calcext:value-type="float">
            <text:p>2</text:p>
          </table:table-cell>
          <table:table-cell table:formula="of:=[$Sheet1.$N$26] / [$Sheet1.$O$26]" office:value-type="float" office:value="0.0676134486839146" calcext:value-type="float">
            <text:p>0.0676134487</text:p>
          </table:table-cell>
          <table:table-cell table:formula="of:=[$Sheet1.$P$26] / [$Sheet1.$P$27]" office:value-type="float" office:value="1.62807525427442" calcext:value-type="float">
            <text:p>1.6280752543</text:p>
          </table:table-cell>
          <table:table-cell table:formula="of:=LEGACY.FDIST([$Sheet1.$Q$26]; [$Sheet1.$O$26]; [$Sheet1.$O$27])" office:value-type="float" office:value="0.216440071296748" calcext:value-type="float">
            <text:p>0.2164400713</text:p>
          </table:table-cell>
          <table:table-cell table:formula="of:=LEGACY.FINV([$Sheet1.$N$18]; [$Sheet1.$O$26]; [$Sheet1.$O$27])" office:value-type="float" office:value="3.38518996144917" calcext:value-type="float">
            <text:p>3.3851899614</text:p>
          </table:table-cell>
        </table:table-row>
        <table:table-row table:style-name="ro1">
          <table:table-cell office:value-type="float" office:value="55587.8341284" calcext:value-type="float">
            <text:p>55587.8341284</text:p>
          </table:table-cell>
          <table:table-cell office:value-type="float" office:value="14.362" calcext:value-type="float">
            <text:p>14.362</text:p>
          </table:table-cell>
          <table:table-cell office:value-type="float" office:value="0.067" calcext:value-type="float">
            <text:p>0.067</text:p>
          </table:table-cell>
          <table:table-cell office:value-type="float" office:value="14.155" calcext:value-type="float">
            <text:p>14.155</text:p>
          </table:table-cell>
          <table:table-cell office:value-type="float" office:value="0.202" calcext:value-type="float">
            <text:p>0.202</text:p>
          </table:table-cell>
          <table:table-cell table:number-columns-repeated="4"/>
          <table:table-cell office:value-type="float" office:value="14.772" calcext:value-type="float">
            <text:p>14.772</text:p>
          </table:table-cell>
          <table:table-cell table:number-columns-repeated="2"/>
          <table:table-cell office:value-type="string" calcext:value-type="string">
            <text:p>Within Groups</text:p>
          </table:table-cell>
          <table:table-cell table:formula="of:=SUM(DEVSQ([.$H$18:.$H$28]);DEVSQ([.$I$18:.$I$28]);DEVSQ([.$J$18:.$J$28]))" office:value-type="float" office:value="1.03824206691919" calcext:value-type="float">
            <text:p>1.0382420669</text:p>
          </table:table-cell>
          <table:table-cell table:formula="of:=SUM([$Sheet1.$N$21:.$N$23])-COUNT([$Sheet1.$N$21:.$N$23])" office:value-type="float" office:value="25" calcext:value-type="float">
            <text:p>25</text:p>
          </table:table-cell>
          <table:table-cell table:formula="of:=[$Sheet1.$N$27] / [$Sheet1.$O$27]" office:value-type="float" office:value="0.0415296826767677" calcext:value-type="float">
            <text:p>0.0415296827</text:p>
          </table:table-cell>
          <table:table-cell table:number-columns-repeated="3"/>
        </table:table-row>
        <table:table-row table:style-name="ro1">
          <table:table-cell office:value-type="float" office:value="55587.9002169" calcext:value-type="float">
            <text:p>55587.9002169</text:p>
          </table:table-cell>
          <table:table-cell office:value-type="float" office:value="14.512" calcext:value-type="float">
            <text:p>14.512</text:p>
          </table:table-cell>
          <table:table-cell office:value-type="float" office:value="0.086" calcext:value-type="float">
            <text:p>0.086</text:p>
          </table:table-cell>
          <table:table-cell office:value-type="float" office:value="14.189" calcext:value-type="float">
            <text:p>14.189</text:p>
          </table:table-cell>
          <table:table-cell office:value-type="float" office:value="0.164" calcext:value-type="float">
            <text:p>0.164</text:p>
          </table:table-cell>
          <table:table-cell table:number-columns-repeated="4"/>
          <table:table-cell office:value-type="float" office:value="13.954" calcext:value-type="float">
            <text:p>13.954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DEVSQ([$Sheet1.$H$18:.$H$28],[$Sheet1.$I$18:.$I$28],[$Sheet1.$J$18:.$J$28])" office:value-type="string" office:string-value="" calcext:value-type="error">
            <text:p>Err:508</text:p>
          </table:table-cell>
          <table:table-cell table:formula="of:=SUM([$Sheet1.$N$21:.$N$23]) - 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5587.9003442" calcext:value-type="float">
            <text:p>55587.9003442</text:p>
          </table:table-cell>
          <table:table-cell office:value-type="float" office:value="14.425" calcext:value-type="float">
            <text:p>14.425</text:p>
          </table:table-cell>
          <table:table-cell office:value-type="float" office:value="0.072" calcext:value-type="float">
            <text:p>0.072</text:p>
          </table:table-cell>
          <table:table-cell office:value-type="float" office:value="14.101" calcext:value-type="float">
            <text:p>14.101</text:p>
          </table:table-cell>
          <table:table-cell office:value-type="float" office:value="0.149" calcext:value-type="float">
            <text:p>0.149</text:p>
          </table:table-cell>
          <table:table-cell table:number-columns-repeated="14"/>
        </table:table-row>
        <table:table-row table:style-name="ro1">
          <table:table-cell office:value-type="float" office:value="55587.9664327" calcext:value-type="float">
            <text:p>55587.9664327</text:p>
          </table:table-cell>
          <table:table-cell office:value-type="float" office:value="14.412" calcext:value-type="float">
            <text:p>14.412</text:p>
          </table:table-cell>
          <table:table-cell office:value-type="float" office:value="0.071" calcext:value-type="float">
            <text:p>0.071</text:p>
          </table:table-cell>
          <table:table-cell office:value-type="float" office:value="14.228" calcext:value-type="float">
            <text:p>14.228</text:p>
          </table:table-cell>
          <table:table-cell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 office:value-type="float" office:value="55588.0986096" calcext:value-type="float">
            <text:p>55588.0986096</text:p>
          </table:table-cell>
          <table:table-cell office:value-type="float" office:value="14.49" calcext:value-type="float">
            <text:p>14.49</text:p>
          </table:table-cell>
          <table:table-cell office:value-type="float" office:value="0.102" calcext:value-type="float">
            <text:p>0.102</text:p>
          </table:table-cell>
          <table:table-cell office:value-type="float" office:value="14.145" calcext:value-type="float">
            <text:p>14.145</text:p>
          </table:table-cell>
          <table:table-cell office:value-type="float" office:value="0.158" calcext:value-type="float">
            <text:p>0.158</text:p>
          </table:table-cell>
          <table:table-cell table:number-columns-repeated="14"/>
        </table:table-row>
        <table:table-row table:style-name="ro1">
          <table:table-cell office:value-type="float" office:value="55588.2309139" calcext:value-type="float">
            <text:p>55588.2309139</text:p>
          </table:table-cell>
          <table:table-cell office:value-type="float" office:value="14.458" calcext:value-type="float">
            <text:p>14.458</text:p>
          </table:table-cell>
          <table:table-cell office:value-type="float" office:value="0.07" calcext:value-type="float">
            <text:p>0.07</text:p>
          </table:table-cell>
          <table:table-cell office:value-type="float" office:value="14.772" calcext:value-type="float">
            <text:p>14.772</text:p>
          </table:table-cell>
          <table:table-cell office:value-type="float" office:value="0.307" calcext:value-type="float">
            <text:p>0.307</text:p>
          </table:table-cell>
          <table:table-cell table:number-columns-repeated="14"/>
        </table:table-row>
        <table:table-row table:style-name="ro1">
          <table:table-cell office:value-type="float" office:value="55588.3632182" calcext:value-type="float">
            <text:p>55588.3632182</text:p>
          </table:table-cell>
          <table:table-cell office:value-type="float" office:value="14.609" calcext:value-type="float">
            <text:p>14.609</text:p>
          </table:table-cell>
          <table:table-cell office:value-type="float" office:value="0.086" calcext:value-type="float">
            <text:p>0.086</text:p>
          </table:table-cell>
          <table:table-cell office:value-type="float" office:value="13.954" calcext:value-type="float">
            <text:p>13.954</text:p>
          </table:table-cell>
          <table:table-cell office:value-type="float" office:value="0.171" calcext:value-type="float">
            <text:p>0.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33])" office:value-type="float" office:value="14.44775" calcext:value-type="float">
            <text:p>14.44775</text:p>
          </table:table-cell>
          <table:table-cell/>
          <table:table-cell table:formula="of:=AVERAGE([.D2:.D33])" office:value-type="float" office:value="14.1464642857143" calcext:value-type="float">
            <text:p>14.146464285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5:55:28.36978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1:54:53.941048267</meta:creation-date>
    <dc:date>2018-04-12T16:08:36.086402718</dc:date>
    <meta:editing-duration>PT1H46M30S</meta:editing-duration>
    <meta:editing-cycles>2</meta:editing-cycles>
    <meta:generator>LibreOffice/5.1.6.2$Linux_X86_64 LibreOffice_project/10m0$Build-2</meta:generator>
    <meta:document-statistic meta:table-count="1" meta:cell-count="322" meta:object-count="0"/>
  </office:meta>
</office:document-meta>
</file>